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4cm"/>
      <style:paragraph-properties style:writing-mode="lr-tb"/>
    </style:style>
    <style:style style:name="gr9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0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2.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7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4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1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3cm"/>
      <style:paragraph-properties style:writing-mode="lr-tb"/>
    </style:style>
    <style:style style:name="gr16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3.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objectwithoutfill">
      <style:graphic-properties svg:stroke-color="#00a933" draw:marker-end="Arrow" draw:marker-end-width="0.3cm" draw:fill="solid" draw:fill-color="#ffffff" draw:textarea-vertical-align="middle"/>
    </style:style>
    <style:style style:name="gr19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2.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19cm"/>
      <style:paragraph-properties style:writing-mode="lr-tb"/>
    </style:style>
    <style:style style:name="gr21" style:family="graphic" style:parent-style-name="standard">
      <style:graphic-properties svg:stroke-color="#acb20c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0pt"/>
    </style:style>
    <style:style style:name="P9" style:family="paragraph">
      <style:paragraph-properties fo:text-align="center" style:writing-mode="lr-tb"/>
      <style:text-properties fo:color="#ff0000"/>
    </style:style>
    <style:style style:name="P10" style:family="paragraph">
      <loext:graphic-properties draw:fill-color="#ffffff"/>
      <style:paragraph-properties fo:text-align="center" style:writing-mode="lr-tb"/>
      <style:text-properties fo:color="#ff0000"/>
    </style:style>
    <style:style style:name="P11" style:family="paragraph">
      <style:paragraph-properties fo:text-align="center" style:writing-mode="lr-tb"/>
      <style:text-properties fo:color="#000000"/>
    </style:style>
    <style:style style:name="P12" style:family="paragraph">
      <loext:graphic-properties draw:fill-color="#ffffff"/>
      <style:paragraph-properties fo:text-align="center" style:writing-mode="lr-tb"/>
      <style:text-properties fo:color="#000000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0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estão 2 – Árvore 2-3</text:p>
          </draw:text-box>
        </draw:frame>
        <draw:custom-shape draw:style-name="gr1" draw:text-style-name="P3" xml:id="id4" draw:id="id4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1.6cm" svg:height="1cm" svg:x="9.1cm" svg:y="6.8cm">
          <text:p text:style-name="P2">F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" draw:id="id3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cm" svg:height="1cm" svg:x="6.3cm" svg:y="8.8cm">
          <text:p text:style-name="P2">BVA D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9cm" svg:y2="8.8cm" draw:start-shape="id1" draw:start-glue-point="3" draw:end-shape="id2" draw:end-glue-point="0" svg:d="M9100 7300l-1200 1500" svg:viewBox="0 0 1201 1501">
          <text:p/>
        </draw:connector>
        <draw:connector draw:style-name="gr3" draw:text-style-name="P4" draw:layer="layout" draw:type="line" svg:x1="10.7cm" svg:y1="7.3cm" svg:x2="11.9cm" svg:y2="8.8cm" draw:start-shape="id1" draw:start-glue-point="1" draw:end-shape="id3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4" draw:start-glue-point="3" draw:end-shape="id1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4" draw:start-glue-point="1" draw:end-shape="id5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5" draw:start-glue-point="2" draw:end-shape="id6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5" draw:start-glue-point="1" draw:end-shape="id7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5" draw:start-glue-point="3" draw:end-shape="id8" svg:d="M17300 7300l-400 1500" svg:viewBox="0 0 401 1501">
          <text:p/>
        </draw:connector>
        <draw:frame draw:style-name="gr4" draw:text-style-name="P5" xml:id="id9" draw:id="id9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9" draw:start-glue-point="2" draw:end-shape="id4" draw:end-glue-point="0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FRY</text:span></text:p>
          </draw:text-box>
        </draw:frame>
        <draw:custom-shape draw:style-name="gr1" draw:text-style-name="P3" xml:id="id13" draw:id="id13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10" draw:id="id10" draw:layer="layout" svg:width="1.6cm" svg:height="1cm" svg:x="9.1cm" svg:y="6.8cm">
          <text:p text:style-name="P9"><text:span text:style-name="T2">F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" draw:id="id15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" draw:id="id16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" draw:id="id17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" draw:id="id12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3.2cm" svg:height="1cm" svg:x="6.3cm" svg:y="8.8cm">
          <text:p text:style-name="P2">BVA D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9cm" svg:y2="8.8cm" draw:start-shape="id10" draw:start-glue-point="3" draw:end-shape="id11" draw:end-glue-point="0" svg:d="M9100 7300l-1200 1500" svg:viewBox="0 0 1201 1501">
          <text:p/>
        </draw:connector>
        <draw:connector draw:style-name="gr3" draw:text-style-name="P4" draw:layer="layout" draw:type="line" svg:x1="10.7cm" svg:y1="7.3cm" svg:x2="11.9cm" svg:y2="8.8cm" draw:start-shape="id10" draw:start-glue-point="1" draw:end-shape="id12" draw:end-glue-point="0" svg:d="M10700 7300l1200 1500" svg:viewBox="0 0 1201 1501">
          <text:p/>
        </draw:connector>
        <draw:connector draw:style-name="gr6" draw:text-style-name="P4" draw:layer="layout" draw:type="line" svg:x1="13.2cm" svg:y1="5.3cm" svg:x2="9.9cm" svg:y2="6.8cm" draw:start-shape="id13" draw:start-glue-point="3" draw:end-shape="id10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13" draw:start-glue-point="1" draw:end-shape="id14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14" draw:start-glue-point="2" draw:end-shape="id15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14" draw:start-glue-point="1" draw:end-shape="id16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14" draw:start-glue-point="3" draw:end-shape="id17" svg:d="M17300 7300l-400 1500" svg:viewBox="0 0 401 1501">
          <text:p/>
        </draw:connector>
        <draw:frame draw:style-name="gr4" draw:text-style-name="P5" xml:id="id18" draw:id="id18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8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FRY</text:span></text:p>
          </draw:text-box>
        </draw:frame>
        <draw:custom-shape draw:style-name="gr1" draw:text-style-name="P3" xml:id="id22" draw:id="id22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xml:id="id19" draw:id="id19" draw:layer="layout" svg:width="1.6cm" svg:height="1cm" svg:x="9.1cm" svg:y="6.8cm">
          <text:p text:style-name="P11"><text:span text:style-name="T3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4" draw:id="id24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5" draw:id="id25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6" draw:id="id26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1" draw:id="id21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3.2cm" svg:height="1cm" svg:x="6.3cm" svg:y="8.8cm">
          <text:p text:style-name="P2">BVA D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9cm" svg:y2="8.8cm" draw:start-shape="id19" draw:start-glue-point="3" draw:end-shape="id20" draw:end-glue-point="0" svg:d="M9100 7300l-1200 1500" svg:viewBox="0 0 1201 1501">
          <text:p/>
        </draw:connector>
        <draw:connector draw:style-name="gr3" draw:text-style-name="P4" draw:layer="layout" draw:type="line" svg:x1="10.7cm" svg:y1="7.3cm" svg:x2="11.9cm" svg:y2="8.8cm" draw:start-shape="id19" draw:start-glue-point="1" draw:end-shape="id21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22" draw:start-glue-point="3" draw:end-shape="id19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22" draw:start-glue-point="1" draw:end-shape="id23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23" draw:start-glue-point="2" draw:end-shape="id24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23" draw:start-glue-point="1" draw:end-shape="id25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23" draw:start-glue-point="3" draw:end-shape="id26" svg:d="M17300 7300l-400 1500" svg:viewBox="0 0 401 1501">
          <text:p/>
        </draw:connector>
        <draw:frame draw:style-name="gr7" draw:text-style-name="P5" draw:layer="layout" svg:width="6.479cm" svg:height="1.673cm" svg:x="1.226cm" svg:y="3.257cm">
          <draw:text-box>
            <text:p>Sucessor JAC sobe</text:p>
          </draw:text-box>
        </draw:frame>
        <draw:frame draw:style-name="gr4" draw:text-style-name="P5" xml:id="id27" draw:id="id27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27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FRY</text:span></text:p>
          </draw:text-box>
        </draw:frame>
        <draw:custom-shape draw:style-name="gr1" draw:text-style-name="P3" xml:id="id31" draw:id="id31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xml:id="id28" draw:id="id28" draw:layer="layout" svg:width="1.6cm" svg:height="1cm" svg:x="9.1cm" svg:y="6.8cm">
          <text:p text:style-name="P11"><text:span text:style-name="T3">J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3" draw:id="id33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4" draw:id="id34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5" draw:id="id35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0" draw:id="id30" draw:layer="layout" svg:width="1.6cm" svg:height="1cm" svg:x="11.1cm" svg:y="8.8cm">
          <text:p text:style-name="P2">&l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9" draw:id="id29" draw:layer="layout" svg:width="3.2cm" svg:height="1cm" svg:x="6.3cm" svg:y="8.8cm">
          <text:p text:style-name="P2">BVA D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9cm" svg:y2="8.8cm" draw:start-shape="id28" draw:start-glue-point="3" draw:end-shape="id29" draw:end-glue-point="0" svg:d="M9100 7300l-1200 1500" svg:viewBox="0 0 1201 1501">
          <text:p/>
        </draw:connector>
        <draw:connector draw:style-name="gr3" draw:text-style-name="P4" draw:layer="layout" draw:type="line" svg:x1="10.7cm" svg:y1="7.3cm" svg:x2="11.9cm" svg:y2="8.8cm" draw:start-shape="id28" draw:start-glue-point="1" draw:end-shape="id30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31" draw:start-glue-point="3" draw:end-shape="id28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31" draw:start-glue-point="1" draw:end-shape="id32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32" draw:start-glue-point="2" draw:end-shape="id33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32" draw:start-glue-point="1" draw:end-shape="id34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32" draw:start-glue-point="3" draw:end-shape="id35" svg:d="M17300 7300l-400 1500" svg:viewBox="0 0 401 1501">
          <text:p/>
        </draw:connector>
        <draw:frame draw:style-name="gr8" draw:text-style-name="P5" draw:layer="layout" svg:width="6.738cm" svg:height="1.673cm" svg:x="1.226cm" svg:y="3.257cm">
          <draw:text-box>
            <text:p>Rotação em JAC para</text:p>
            <text:p>manter balanceado</text:p>
          </draw:text-box>
        </draw:frame>
        <draw:frame draw:style-name="gr4" draw:text-style-name="P5" xml:id="id36" draw:id="id36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36" draw:start-glue-point="2" svg:d="M14000 3800v1000" svg:viewBox="0 0 1 1001">
          <text:p/>
        </draw:connecto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FRY</text:span></text:p>
          </draw:text-box>
        </draw:frame>
        <draw:custom-shape draw:style-name="gr1" draw:text-style-name="P3" xml:id="id40" draw:id="id40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1" draw:id="id41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7" draw:id="id37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2" draw:id="id42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3" draw:id="id43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4" draw:id="id44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9" draw:id="id39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9cm" svg:y2="8.8cm" draw:start-shape="id37" draw:start-glue-point="3" draw:end-shape="id38" draw:end-glue-point="0" svg:d="M9100 7300l-1200 1500" svg:viewBox="0 0 1201 1501">
          <text:p/>
        </draw:connector>
        <draw:connector draw:style-name="gr3" draw:text-style-name="P4" draw:layer="layout" draw:type="line" svg:x1="10.7cm" svg:y1="7.3cm" svg:x2="11.9cm" svg:y2="8.8cm" draw:start-shape="id37" draw:start-glue-point="1" draw:end-shape="id39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40" draw:start-glue-point="3" draw:end-shape="id37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40" draw:start-glue-point="1" draw:end-shape="id41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41" draw:start-glue-point="2" draw:end-shape="id42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41" draw:start-glue-point="1" draw:end-shape="id43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41" draw:start-glue-point="3" draw:end-shape="id44" svg:d="M17300 7300l-400 1500" svg:viewBox="0 0 401 1501">
          <text:p/>
        </draw:connector>
        <draw:custom-shape draw:style-name="gr1" draw:text-style-name="P3" xml:id="id38" draw:id="id38" draw:layer="layout" svg:width="1.6cm" svg:height="1cm" svg:x="7.1cm" svg:y="8.8cm">
          <text:p text:style-name="P2">BV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45" draw:id="id45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45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serir COO</text:span></text:p>
          </draw:text-box>
        </draw:frame>
        <draw:custom-shape draw:style-name="gr1" draw:text-style-name="P3" xml:id="id49" draw:id="id49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0" draw:id="id50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6" draw:id="id46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1" draw:id="id51" draw:layer="layout" svg:width="1.6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2" draw:id="id52" draw:layer="layout" svg:width="1.6cm" svg:height="1cm" svg:x="20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3" draw:id="id53" draw:layer="layout" svg:width="1.6cm" svg:height="1cm" svg:x="16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8" draw:id="id48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9.1cm" svg:y1="7.3cm" svg:x2="7.85cm" svg:y2="8.8cm" draw:start-shape="id46" draw:start-glue-point="3" draw:end-shape="id47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46" draw:start-glue-point="1" draw:end-shape="id48" draw:end-glue-point="0" svg:d="M10700 7300l1200 1500" svg:viewBox="0 0 1201 1501">
          <text:p/>
        </draw:connector>
        <draw:connector draw:style-name="gr9" draw:text-style-name="P4" draw:layer="layout" draw:type="line" svg:x1="13.2cm" svg:y1="5.3cm" svg:x2="9.9cm" svg:y2="6.8cm" draw:start-shape="id49" draw:start-glue-point="3" draw:end-shape="id46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49" draw:start-glue-point="1" draw:end-shape="id50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cm" svg:y2="8.8cm" draw:start-shape="id50" draw:start-glue-point="2" draw:end-shape="id51" draw:end-glue-point="0" svg:d="M18900 7800v1000" svg:viewBox="0 0 1 1001">
          <text:p/>
        </draw:connector>
        <draw:connector draw:style-name="gr3" draw:text-style-name="P4" draw:layer="layout" draw:type="line" svg:x1="20.5cm" svg:y1="7.3cm" svg:x2="20.9cm" svg:y2="8.8cm" draw:start-shape="id50" draw:start-glue-point="1" draw:end-shape="id52" draw:end-glue-point="0" svg:d="M20500 7300l400 1500" svg:viewBox="0 0 401 1501">
          <text:p/>
        </draw:connector>
        <draw:connector draw:style-name="gr3" draw:text-style-name="P4" draw:layer="layout" draw:type="line" svg:x1="17.3cm" svg:y1="7.3cm" svg:x2="16.9cm" svg:y2="8.8cm" draw:start-shape="id50" draw:start-glue-point="3" draw:end-shape="id53" svg:d="M17300 7300l-400 1500" svg:viewBox="0 0 401 1501">
          <text:p/>
        </draw:connector>
        <draw:custom-shape draw:style-name="gr10" draw:text-style-name="P3" xml:id="id47" draw:id="id47" draw:layer="layout" svg:width="3.1cm" svg:height="1cm" svg:x="6.3cm" svg:y="8.8cm">
          <text:p text:style-name="P2">BVA <text:span text:style-name="T4">C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54" draw:id="id54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54" draw:start-glue-point="2" svg:d="M14000 3800v1000" svg:viewBox="0 0 1 1001">
          <text:p/>
        </draw:connector>
        <draw:frame draw:style-name="gr11" draw:text-style-name="P5" draw:layer="layout" svg:width="5.256cm" svg:height="3.806cm" svg:x="1.226cm" svg:y="3.257cm">
          <draw:text-box>
            <text:p>Inserção simples</text:p>
            <text:p/>
            <text:p>COO &lt; LOI</text:p>
            <text:p>COO &lt; DFT</text:p>
            <text:p>COO &gt; BVA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serir RLU</text:span></text:p>
          </draw:text-box>
        </draw:frame>
        <draw:custom-shape draw:style-name="gr1" draw:text-style-name="P3" xml:id="id58" draw:id="id58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5" draw:id="id55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60" draw:id="id60" draw:layer="layout" svg:width="3.1cm" svg:height="1cm" svg:x="17.4cm" svg:y="8.8cm">
          <text:p text:style-name="P2">RFI <text:span text:style-name="T4">R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1" draw:id="id61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2" draw:id="id62" draw:layer="layout" svg:width="1.6cm" svg:height="1cm" svg:x="15.1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7" draw:id="id57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55" draw:start-glue-point="3" draw:end-shape="id56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55" draw:start-glue-point="1" draw:end-shape="id57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58" draw:start-glue-point="3" draw:end-shape="id55" draw:end-glue-point="0" svg:d="M13200 5300l-3300 1500" svg:viewBox="0 0 3301 1501">
          <text:p/>
        </draw:connector>
        <draw:connector draw:style-name="gr9" draw:text-style-name="P4" draw:layer="layout" draw:type="line" svg:x1="14.8cm" svg:y1="5.3cm" svg:x2="18.9cm" svg:y2="6.8cm" draw:start-shape="id58" draw:start-glue-point="1" draw:end-shape="id59" draw:end-glue-point="0" svg:d="M14800 5300l4100 1500" svg:viewBox="0 0 4101 1501">
          <text:p/>
        </draw:connector>
        <draw:connector draw:style-name="gr9" draw:text-style-name="P4" draw:layer="layout" draw:type="line" svg:x1="18.9cm" svg:y1="7.8cm" svg:x2="18.95cm" svg:y2="8.8cm" draw:start-shape="id59" draw:start-glue-point="2" draw:end-shape="id60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59" draw:start-glue-point="1" draw:end-shape="id61" draw:end-glue-point="0" svg:d="M20500 7300l1400 1500" svg:viewBox="0 0 1401 1501">
          <text:p/>
        </draw:connector>
        <draw:connector draw:style-name="gr3" draw:text-style-name="P4" draw:layer="layout" draw:type="line" svg:x1="17.3cm" svg:y1="7.3cm" svg:x2="15.9cm" svg:y2="8.8cm" draw:start-shape="id59" draw:start-glue-point="3" draw:end-shape="id62" draw:end-glue-point="0" svg:d="M17300 7300l-1400 1500" svg:viewBox="0 0 1401 1501">
          <text:p/>
        </draw:connector>
        <draw:custom-shape draw:style-name="gr10" draw:text-style-name="P3" xml:id="id56" draw:id="id56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63" draw:id="id63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63" draw:start-glue-point="2" svg:d="M14000 3800v1000" svg:viewBox="0 0 1 1001">
          <text:p/>
        </draw:connector>
        <draw:frame draw:style-name="gr12" draw:text-style-name="P5" draw:layer="layout" svg:width="5.256cm" svg:height="4.517cm" svg:x="1.226cm" svg:y="3.257cm">
          <draw:text-box>
            <text:p>Inserção simples</text:p>
            <text:p/>
            <text:p>RLU &gt; LOI</text:p>
            <text:p>RLU &gt; QWE</text:p>
            <text:p>RLU &lt; TAU</text:p>
            <text:p>RLU &gt; RFI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serir LUR</text:span></text:p>
          </draw:text-box>
        </draw:frame>
        <draw:custom-shape draw:style-name="gr1" draw:text-style-name="P3" xml:id="id67" draw:id="id67" draw:layer="layout" svg:width="1.6cm" svg:height="1cm" svg:x="13.2cm" svg:y="4.8cm">
          <text:p text:style-name="P2">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8" draw:id="id68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4" draw:id="id64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69" draw:id="id69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0" draw:id="id70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1" draw:id="id71" draw:layer="layout" svg:width="3.2cm" svg:height="1cm" svg:x="13.8cm" svg:y="8.8cm">
          <text:p text:style-name="P2"><text:span text:style-name="T4">LUR</text:span> 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6" draw:id="id66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64" draw:start-glue-point="3" draw:end-shape="id65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64" draw:start-glue-point="1" draw:end-shape="id66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67" draw:start-glue-point="3" draw:end-shape="id64" draw:end-glue-point="0" svg:d="M13200 5300l-3300 1500" svg:viewBox="0 0 3301 1501">
          <text:p/>
        </draw:connector>
        <draw:connector draw:style-name="gr9" draw:text-style-name="P4" draw:layer="layout" draw:type="line" svg:x1="14.8cm" svg:y1="5.3cm" svg:x2="18.9cm" svg:y2="6.8cm" draw:start-shape="id67" draw:start-glue-point="1" draw:end-shape="id68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5cm" svg:y2="8.8cm" draw:start-shape="id68" draw:start-glue-point="2" draw:end-shape="id69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68" draw:start-glue-point="1" draw:end-shape="id70" draw:end-glue-point="0" svg:d="M20500 7300l1400 1500" svg:viewBox="0 0 1401 1501">
          <text:p/>
        </draw:connector>
        <draw:connector draw:style-name="gr9" draw:text-style-name="P4" draw:layer="layout" draw:type="line" svg:x1="17.3cm" svg:y1="7.3cm" svg:x2="15.4cm" svg:y2="8.8cm" draw:start-shape="id68" draw:start-glue-point="3" draw:end-shape="id71" draw:end-glue-point="0" svg:d="M17300 7300l-1900 1500" svg:viewBox="0 0 1901 1501">
          <text:p/>
        </draw:connector>
        <draw:custom-shape draw:style-name="gr10" draw:text-style-name="P3" xml:id="id65" draw:id="id65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72" draw:id="id72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72" draw:start-glue-point="2" svg:d="M14000 3800v1000" svg:viewBox="0 0 1 1001">
          <text:p/>
        </draw:connector>
        <draw:frame draw:style-name="gr11" draw:text-style-name="P5" draw:layer="layout" svg:width="5.256cm" svg:height="3.806cm" svg:x="1.226cm" svg:y="3.258cm">
          <draw:text-box>
            <text:p>Inserção simples</text:p>
            <text:p/>
            <text:p>LUR &gt; LOI</text:p>
            <text:p>LUR &lt; QWE</text:p>
            <text:p>LUR &lt; PUC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LOI</text:span></text:p>
          </draw:text-box>
        </draw:frame>
        <draw:custom-shape draw:style-name="gr1" draw:text-style-name="P10" xml:id="id76" draw:id="id76" draw:layer="layout" svg:width="1.6cm" svg:height="1cm" svg:x="13.2cm" svg:y="4.8cm">
          <text:p text:style-name="P9"><text:span text:style-name="T2">L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7" draw:id="id77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3" draw:id="id73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78" draw:id="id78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9" draw:id="id79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0" draw:id="id80" draw:layer="layout" svg:width="3.2cm" svg:height="1cm" svg:x="13.8cm" svg:y="8.8cm">
          <text:p text:style-name="P2"><text:span text:style-name="T4">LUR</text:span> 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5" draw:id="id75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73" draw:start-glue-point="3" draw:end-shape="id74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73" draw:start-glue-point="1" draw:end-shape="id75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76" draw:start-glue-point="3" draw:end-shape="id73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76" draw:start-glue-point="1" draw:end-shape="id77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5cm" svg:y2="8.8cm" draw:start-shape="id77" draw:start-glue-point="2" draw:end-shape="id78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77" draw:start-glue-point="1" draw:end-shape="id79" draw:end-glue-point="0" svg:d="M20500 7300l1400 1500" svg:viewBox="0 0 1401 1501">
          <text:p/>
        </draw:connector>
        <draw:connector draw:style-name="gr3" draw:text-style-name="P4" draw:layer="layout" draw:type="line" svg:x1="17.3cm" svg:y1="7.3cm" svg:x2="15.4cm" svg:y2="8.8cm" draw:start-shape="id77" draw:start-glue-point="3" draw:end-shape="id80" draw:end-glue-point="0" svg:d="M17300 7300l-1900 1500" svg:viewBox="0 0 1901 1501">
          <text:p/>
        </draw:connector>
        <draw:custom-shape draw:style-name="gr10" draw:text-style-name="P3" xml:id="id74" draw:id="id74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81" draw:id="id81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81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LOI</text:span></text:p>
          </draw:text-box>
        </draw:frame>
        <draw:custom-shape draw:style-name="gr1" draw:text-style-name="P12" xml:id="id85" draw:id="id85" draw:layer="layout" svg:width="1.6cm" svg:height="1cm" svg:x="13.2cm" svg:y="4.8cm">
          <text:p text:style-name="P11"><text:span text:style-name="T3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6" draw:id="id86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2" draw:id="id82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87" draw:id="id87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8" draw:id="id88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9" draw:id="id89" draw:layer="layout" svg:width="3.2cm" svg:height="1cm" svg:x="13.8cm" svg:y="8.8cm">
          <text:p text:style-name="P2"><text:span text:style-name="T4">LUR</text:span> 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4" draw:id="id84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82" draw:start-glue-point="3" draw:end-shape="id83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82" draw:start-glue-point="1" draw:end-shape="id84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85" draw:start-glue-point="3" draw:end-shape="id82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85" draw:start-glue-point="1" draw:end-shape="id86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5cm" svg:y2="8.8cm" draw:start-shape="id86" draw:start-glue-point="2" draw:end-shape="id87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86" draw:start-glue-point="1" draw:end-shape="id88" draw:end-glue-point="0" svg:d="M20500 7300l1400 1500" svg:viewBox="0 0 1401 1501">
          <text:p/>
        </draw:connector>
        <draw:connector draw:style-name="gr3" draw:text-style-name="P4" draw:layer="layout" draw:type="line" svg:x1="17.3cm" svg:y1="7.3cm" svg:x2="15.4cm" svg:y2="8.8cm" draw:start-shape="id86" draw:start-glue-point="3" draw:end-shape="id89" draw:end-glue-point="0" svg:d="M17300 7300l-1900 1500" svg:viewBox="0 0 1901 1501">
          <text:p/>
        </draw:connector>
        <draw:custom-shape draw:style-name="gr10" draw:text-style-name="P3" xml:id="id83" draw:id="id83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90" draw:id="id90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90" draw:start-glue-point="2" svg:d="M14000 3800v1000" svg:viewBox="0 0 1 1001">
          <text:p/>
        </draw:connector>
        <draw:frame draw:style-name="gr13" draw:text-style-name="P5" draw:layer="layout" svg:width="7.174cm" svg:height="3.095cm" svg:x="1.226cm" svg:y="3.257cm">
          <draw:text-box>
            <text:p>Troca com o sucessor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LOI</text:span></text:p>
          </draw:text-box>
        </draw:frame>
        <draw:custom-shape draw:style-name="gr1" draw:text-style-name="P12" xml:id="id94" draw:id="id94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5" draw:id="id95" draw:layer="layout" svg:width="3.2cm" svg:height="1cm" svg:x="17.3cm" svg:y="6.8cm">
          <text:p text:style-name="P2">QWE TA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1" draw:id="id91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96" draw:id="id96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7" draw:id="id97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8" draw:id="id98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3" draw:id="id93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91" draw:start-glue-point="3" draw:end-shape="id92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91" draw:start-glue-point="1" draw:end-shape="id93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94" draw:start-glue-point="3" draw:end-shape="id91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cm" svg:y2="6.8cm" draw:start-shape="id94" draw:start-glue-point="1" draw:end-shape="id95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5cm" svg:y2="8.8cm" draw:start-shape="id95" draw:start-glue-point="2" draw:end-shape="id96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95" draw:start-glue-point="1" draw:end-shape="id97" draw:end-glue-point="0" svg:d="M20500 7300l1400 1500" svg:viewBox="0 0 1401 1501">
          <text:p/>
        </draw:connector>
        <draw:connector draw:style-name="gr3" draw:text-style-name="P4" draw:layer="layout" draw:type="line" svg:x1="17.3cm" svg:y1="7.3cm" svg:x2="15.8cm" svg:y2="8.8cm" draw:start-shape="id95" draw:start-glue-point="3" draw:end-shape="id98" draw:end-glue-point="0" svg:d="M17300 7300l-1500 1500" svg:viewBox="0 0 1501 1501">
          <text:p/>
        </draw:connector>
        <draw:custom-shape draw:style-name="gr10" draw:text-style-name="P3" xml:id="id92" draw:id="id92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99" draw:id="id99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99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TAU</text:span></text:p>
          </draw:text-box>
        </draw:frame>
        <draw:custom-shape draw:style-name="gr1" draw:text-style-name="P12" xml:id="id103" draw:id="id103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4" draw:id="id104" draw:layer="layout" svg:width="3.2cm" svg:height="1cm" svg:x="17.3cm" svg:y="6.8cm">
          <text:p text:style-name="P2">QWE <text:span text:style-name="T2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0" draw:id="id100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05" draw:id="id105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6" draw:id="id106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7" draw:id="id107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2" draw:id="id102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00" draw:start-glue-point="3" draw:end-shape="id101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00" draw:start-glue-point="1" draw:end-shape="id102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03" draw:start-glue-point="3" draw:end-shape="id100" draw:end-glue-point="0" svg:d="M13200 5300l-3300 1500" svg:viewBox="0 0 3301 1501">
          <text:p/>
        </draw:connector>
        <draw:connector draw:style-name="gr6" draw:text-style-name="P4" draw:layer="layout" draw:type="line" svg:x1="14.8cm" svg:y1="5.3cm" svg:x2="18.9cm" svg:y2="6.8cm" draw:start-shape="id103" draw:start-glue-point="1" draw:end-shape="id104" draw:end-glue-point="0" svg:d="M14800 5300l4100 1500" svg:viewBox="0 0 4101 1501">
          <text:p/>
        </draw:connector>
        <draw:connector draw:style-name="gr3" draw:text-style-name="P4" draw:layer="layout" draw:type="line" svg:x1="18.9cm" svg:y1="7.8cm" svg:x2="18.95cm" svg:y2="8.8cm" draw:start-shape="id104" draw:start-glue-point="2" draw:end-shape="id105" draw:end-glue-point="0" svg:d="M18900 7800l50 1000" svg:viewBox="0 0 51 1001">
          <text:p/>
        </draw:connector>
        <draw:connector draw:style-name="gr3" draw:text-style-name="P4" draw:layer="layout" draw:type="line" svg:x1="20.5cm" svg:y1="7.3cm" svg:x2="21.9cm" svg:y2="8.8cm" draw:start-shape="id104" draw:start-glue-point="1" draw:end-shape="id106" draw:end-glue-point="0" svg:d="M20500 7300l1400 1500" svg:viewBox="0 0 1401 1501">
          <text:p/>
        </draw:connector>
        <draw:connector draw:style-name="gr3" draw:text-style-name="P4" draw:layer="layout" draw:type="line" svg:x1="17.3cm" svg:y1="7.3cm" svg:x2="15.8cm" svg:y2="8.8cm" draw:start-shape="id104" draw:start-glue-point="3" draw:end-shape="id107" draw:end-glue-point="0" svg:d="M17300 7300l-1500 1500" svg:viewBox="0 0 1501 1501">
          <text:p/>
        </draw:connector>
        <draw:custom-shape draw:style-name="gr10" draw:text-style-name="P3" xml:id="id101" draw:id="id101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08" draw:id="id108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08" draw:start-glue-point="2" svg:d="M14000 3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TAU</text:span></text:p>
          </draw:text-box>
        </draw:frame>
        <draw:custom-shape draw:style-name="gr1" draw:text-style-name="P12" xml:id="id112" draw:id="id112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13" draw:id="id113" draw:layer="layout" svg:width="1.7cm" svg:height="1cm" svg:x="18.1cm" svg:y="6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9" draw:id="id109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4" draw:id="id114" draw:layer="layout" svg:width="3.1cm" svg:height="1cm" svg:x="17.4cm" svg:y="8.8cm">
          <text:p text:style-name="P2">RFI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5" draw:id="id115" draw:layer="layout" svg:width="1.6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6" draw:id="id116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1" draw:id="id111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09" draw:start-glue-point="3" draw:end-shape="id110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09" draw:start-glue-point="1" draw:end-shape="id111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12" draw:start-glue-point="3" draw:end-shape="id109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12" draw:start-glue-point="1" draw:end-shape="id113" draw:end-glue-point="0" svg:d="M14800 5300l4150 1500" svg:viewBox="0 0 4151 1501">
          <text:p/>
        </draw:connector>
        <draw:connector draw:style-name="gr3" draw:text-style-name="P4" draw:layer="layout" draw:type="line" svg:x1="18.95cm" svg:y1="7.8cm" svg:x2="18.95cm" svg:y2="8.8cm" draw:start-shape="id113" draw:start-glue-point="2" draw:end-shape="id114" draw:end-glue-point="0" svg:d="M18950 7800v1000" svg:viewBox="0 0 1 1001">
          <text:p/>
        </draw:connector>
        <draw:connector draw:style-name="gr3" draw:text-style-name="P4" draw:layer="layout" draw:type="line" svg:x1="19.8cm" svg:y1="7.3cm" svg:x2="21.9cm" svg:y2="8.8cm" draw:start-shape="id113" draw:start-glue-point="1" draw:end-shape="id115" draw:end-glue-point="0" svg:d="M19800 7300l2100 1500" svg:viewBox="0 0 2101 1501">
          <text:p/>
        </draw:connector>
        <draw:connector draw:style-name="gr3" draw:text-style-name="P4" draw:layer="layout" draw:type="line" svg:x1="18.1cm" svg:y1="7.3cm" svg:x2="15.8cm" svg:y2="8.8cm" draw:start-shape="id113" draw:start-glue-point="3" draw:end-shape="id116" draw:end-glue-point="0" svg:d="M18100 7300l-2300 1500" svg:viewBox="0 0 2301 1501">
          <text:p/>
        </draw:connector>
        <draw:custom-shape draw:style-name="gr10" draw:text-style-name="P3" xml:id="id110" draw:id="id110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17" draw:id="id117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17" draw:start-glue-point="2" svg:d="M14000 3800v1000" svg:viewBox="0 0 1 1001">
          <text:p/>
        </draw:connector>
        <draw:frame draw:style-name="gr15" draw:text-style-name="P5" draw:layer="layout" svg:width="7.733cm" svg:height="0.962cm" svg:x="1.226cm" svg:y="3.257cm">
          <draw:text-box>
            <text:p>Fusão RFI RLU com VLO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TAU</text:span></text:p>
          </draw:text-box>
        </draw:frame>
        <draw:custom-shape draw:style-name="gr1" draw:text-style-name="P12" xml:id="id121" draw:id="id121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22" draw:id="id122" draw:layer="layout" svg:width="1.7cm" svg:height="1cm" svg:x="18.1cm" svg:y="6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8" draw:id="id118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23" draw:id="id123" draw:layer="layout" svg:width="4.2cm" svg:height="1cm" svg:x="19.8cm" svg:y="8.8cm">
          <text:p text:style-name="P2">RFI RLU V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4" draw:id="id124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0" draw:id="id120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18" draw:start-glue-point="3" draw:end-shape="id119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18" draw:start-glue-point="1" draw:end-shape="id120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21" draw:start-glue-point="3" draw:end-shape="id118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21" draw:start-glue-point="1" draw:end-shape="id122" draw:end-glue-point="0" svg:d="M14800 5300l4150 1500" svg:viewBox="0 0 4151 1501">
          <text:p/>
        </draw:connector>
        <draw:connector draw:style-name="gr3" draw:text-style-name="P4" draw:layer="layout" draw:type="line" svg:x1="19.8cm" svg:y1="7.3cm" svg:x2="21.9cm" svg:y2="8.8cm" draw:start-shape="id122" draw:start-glue-point="1" draw:end-shape="id123" draw:end-glue-point="0" svg:d="M19800 7300l2100 1500" svg:viewBox="0 0 2101 1501">
          <text:p/>
        </draw:connector>
        <draw:connector draw:style-name="gr3" draw:text-style-name="P4" draw:layer="layout" draw:type="line" svg:x1="18.1cm" svg:y1="7.3cm" svg:x2="15.8cm" svg:y2="8.8cm" draw:start-shape="id122" draw:start-glue-point="3" draw:end-shape="id124" draw:end-glue-point="0" svg:d="M18100 7300l-2300 1500" svg:viewBox="0 0 2301 1501">
          <text:p/>
        </draw:connector>
        <draw:custom-shape draw:style-name="gr10" draw:text-style-name="P3" xml:id="id119" draw:id="id119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25" draw:id="id125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25" draw:start-glue-point="2" svg:d="M14000 3800v1000" svg:viewBox="0 0 1 1001">
          <text:p/>
        </draw:connector>
        <draw:frame draw:style-name="gr17" draw:text-style-name="P5" draw:layer="layout" svg:width="5.374cm" svg:height="1.673cm" svg:x="1.226cm" svg:y="3.257cm">
          <draw:text-box>
            <text:p>RLU sobe, RFI vira filho do meio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TAU</text:span></text:p>
          </draw:text-box>
        </draw:frame>
        <draw:custom-shape draw:style-name="gr1" draw:text-style-name="P12" xml:id="id129" draw:id="id129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30" draw:id="id130" draw:layer="layout" svg:width="3.1cm" svg:height="1cm" svg:x="17.4cm" svg:y="6.8cm">
          <text:p text:style-name="P2">QWE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6" draw:id="id126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1" draw:id="id131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8" draw:id="id128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26" draw:start-glue-point="3" draw:end-shape="id127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26" draw:start-glue-point="1" draw:end-shape="id128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29" draw:start-glue-point="3" draw:end-shape="id126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29" draw:start-glue-point="1" draw:end-shape="id130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1.9cm" svg:y2="8.8cm" draw:start-shape="id130" draw:start-glue-point="1" svg:d="M20500 7300l1400 1500" svg:viewBox="0 0 1401 1501">
          <text:p/>
        </draw:connector>
        <draw:connector draw:style-name="gr3" draw:text-style-name="P4" draw:layer="layout" draw:type="line" svg:x1="17.4cm" svg:y1="7.3cm" svg:x2="15.8cm" svg:y2="8.8cm" draw:start-shape="id130" draw:start-glue-point="3" draw:end-shape="id131" draw:end-glue-point="0" svg:d="M17400 7300l-1600 1500" svg:viewBox="0 0 1601 1501">
          <text:p/>
        </draw:connector>
        <draw:custom-shape draw:style-name="gr10" draw:text-style-name="P3" xml:id="id127" draw:id="id127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32" draw:id="id132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32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33" draw:id="id133" draw:layer="layout" svg:width="1.7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7cm" svg:height="1cm" svg:x="21.1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95cm" svg:y1="7.8cm" svg:x2="18.95cm" svg:y2="8.8cm" draw:start-shape="id130" draw:start-glue-point="2" draw:end-shape="id133" draw:end-glue-point="0" svg:d="M18950 7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serir UIT </text:span></text:p>
          </draw:text-box>
        </draw:frame>
        <draw:custom-shape draw:style-name="gr1" draw:text-style-name="P12" xml:id="id137" draw:id="id137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38" draw:id="id138" draw:layer="layout" svg:width="3.1cm" svg:height="1cm" svg:x="17.4cm" svg:y="6.8cm">
          <text:p text:style-name="P2">QWE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4" draw:id="id134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0" draw:id="id140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6" draw:id="id136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34" draw:start-glue-point="3" draw:end-shape="id135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34" draw:start-glue-point="1" draw:end-shape="id136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37" draw:start-glue-point="3" draw:end-shape="id134" draw:end-glue-point="0" svg:d="M13200 5300l-3300 1500" svg:viewBox="0 0 3301 1501">
          <text:p/>
        </draw:connector>
        <draw:connector draw:style-name="gr18" draw:text-style-name="P13" draw:layer="layout" draw:type="line" svg:x1="14.8cm" svg:y1="5.3cm" svg:x2="18.95cm" svg:y2="6.8cm" draw:start-shape="id137" draw:start-glue-point="1" draw:end-shape="id138" draw:end-glue-point="0" svg:d="M14800 5300l4150 1500" svg:viewBox="0 0 4151 1501">
          <text:p/>
        </draw:connector>
        <draw:connector draw:style-name="gr18" draw:text-style-name="P13" draw:layer="layout" draw:type="line" svg:x1="20.5cm" svg:y1="7.3cm" svg:x2="22.55cm" svg:y2="8.8cm" draw:start-shape="id138" draw:start-glue-point="1" draw:end-shape="id139" draw:end-glue-point="0" svg:d="M20500 7300l2050 1500" svg:viewBox="0 0 2051 1501">
          <text:p/>
        </draw:connector>
        <draw:connector draw:style-name="gr3" draw:text-style-name="P4" draw:layer="layout" draw:type="line" svg:x1="17.4cm" svg:y1="7.3cm" svg:x2="15.8cm" svg:y2="8.8cm" draw:start-shape="id138" draw:start-glue-point="3" draw:end-shape="id140" draw:end-glue-point="0" svg:d="M17400 7300l-1600 1500" svg:viewBox="0 0 1601 1501">
          <text:p/>
        </draw:connector>
        <draw:custom-shape draw:style-name="gr10" draw:text-style-name="P3" xml:id="id135" draw:id="id135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41" draw:id="id141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41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42" draw:id="id142" draw:layer="layout" svg:width="1.7cm" svg:height="1cm" svg:x="18.1cm" svg:y="8.8cm">
          <text:p text:style-name="P2">RF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39" draw:id="id139" draw:layer="layout" svg:width="2.9cm" svg:height="1cm" svg:x="21.1cm" svg:y="8.8cm">
          <text:p text:style-name="P2"><text:span text:style-name="T4">UIT</text:span> 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95cm" svg:y1="7.8cm" svg:x2="18.95cm" svg:y2="8.8cm" draw:start-shape="id138" draw:start-glue-point="2" draw:end-shape="id142" draw:end-glue-point="0" svg:d="M18950 7800v1000" svg:viewBox="0 0 1 1001">
          <text:p/>
        </draw:connector>
        <draw:frame draw:style-name="gr11" draw:text-style-name="P5" draw:layer="layout" svg:width="5.256cm" svg:height="3.806cm" svg:x="1.226cm" svg:y="3.257cm">
          <draw:text-box>
            <text:p>Inserção simples</text:p>
            <text:p/>
            <text:p>UIT &gt; LUR</text:p>
            <text:p>UIT &gt; RLU</text:p>
            <text:p>UIT &lt; VLO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RFI</text:span></text:p>
          </draw:text-box>
        </draw:frame>
        <draw:custom-shape draw:style-name="gr1" draw:text-style-name="P12" xml:id="id146" draw:id="id146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47" draw:id="id147" draw:layer="layout" svg:width="3.1cm" svg:height="1cm" svg:x="17.4cm" svg:y="6.8cm">
          <text:p text:style-name="P2">QWE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3" draw:id="id143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9" draw:id="id149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5" draw:id="id145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43" draw:start-glue-point="3" draw:end-shape="id144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43" draw:start-glue-point="1" draw:end-shape="id145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46" draw:start-glue-point="3" draw:end-shape="id143" draw:end-glue-point="0" svg:d="M13200 5300l-3300 1500" svg:viewBox="0 0 3301 1501">
          <text:p/>
        </draw:connector>
        <draw:connector draw:style-name="gr6" draw:text-style-name="P4" draw:layer="layout" draw:type="line" svg:x1="14.8cm" svg:y1="5.3cm" svg:x2="18.95cm" svg:y2="6.8cm" draw:start-shape="id146" draw:start-glue-point="1" draw:end-shape="id147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2.55cm" svg:y2="8.8cm" draw:start-shape="id147" draw:start-glue-point="1" draw:end-shape="id148" draw:end-glue-point="0" svg:d="M20500 7300l2050 1500" svg:viewBox="0 0 2051 1501">
          <text:p/>
        </draw:connector>
        <draw:connector draw:style-name="gr3" draw:text-style-name="P4" draw:layer="layout" draw:type="line" svg:x1="17.4cm" svg:y1="7.3cm" svg:x2="15.8cm" svg:y2="8.8cm" draw:start-shape="id147" draw:start-glue-point="3" draw:end-shape="id149" draw:end-glue-point="0" svg:d="M17400 7300l-1600 1500" svg:viewBox="0 0 1601 1501">
          <text:p/>
        </draw:connector>
        <draw:custom-shape draw:style-name="gr10" draw:text-style-name="P3" xml:id="id144" draw:id="id144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50" draw:id="id150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50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51" draw:id="id151" draw:layer="layout" svg:width="1.7cm" svg:height="1cm" svg:x="18.1cm" svg:y="8.8cm">
          <text:p text:style-name="P9"><text:span text:style-name="T2">R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48" draw:id="id148" draw:layer="layout" svg:width="2.9cm" svg:height="1cm" svg:x="21.1cm" svg:y="8.8cm">
          <text:p text:style-name="P2"><text:span text:style-name="T3">UIT</text:span> 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8.95cm" svg:y1="7.8cm" svg:x2="18.95cm" svg:y2="8.8cm" draw:start-shape="id147" draw:start-glue-point="2" draw:end-shape="id151" draw:end-glue-point="0" svg:d="M18950 7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RFI</text:span></text:p>
          </draw:text-box>
        </draw:frame>
        <draw:custom-shape draw:style-name="gr1" draw:text-style-name="P12" xml:id="id155" draw:id="id155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56" draw:id="id156" draw:layer="layout" svg:width="3.1cm" svg:height="1cm" svg:x="17.4cm" svg:y="6.8cm">
          <text:p text:style-name="P2">QWE R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2" draw:id="id152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8" draw:id="id158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4" draw:id="id154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52" draw:start-glue-point="3" draw:end-shape="id153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52" draw:start-glue-point="1" draw:end-shape="id154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55" draw:start-glue-point="3" draw:end-shape="id152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55" draw:start-glue-point="1" draw:end-shape="id156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2.55cm" svg:y2="8.8cm" draw:start-shape="id156" draw:start-glue-point="1" draw:end-shape="id157" draw:end-glue-point="0" svg:d="M20500 7300l2050 1500" svg:viewBox="0 0 2051 1501">
          <text:p/>
        </draw:connector>
        <draw:connector draw:style-name="gr3" draw:text-style-name="P4" draw:layer="layout" draw:type="line" svg:x1="17.4cm" svg:y1="7.3cm" svg:x2="15.8cm" svg:y2="8.8cm" draw:start-shape="id156" draw:start-glue-point="3" draw:end-shape="id158" draw:end-glue-point="0" svg:d="M17400 7300l-1600 1500" svg:viewBox="0 0 1601 1501">
          <text:p/>
        </draw:connector>
        <draw:custom-shape draw:style-name="gr10" draw:text-style-name="P3" xml:id="id153" draw:id="id153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59" draw:id="id159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59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60" draw:id="id160" draw:layer="layout" svg:width="1.7cm" svg:height="1cm" svg:x="18.1cm" svg:y="8.8cm">
          <text:p text:style-name="P11"><text:span text:style-name="T3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57" draw:id="id157" draw:layer="layout" svg:width="2.9cm" svg:height="1cm" svg:x="21.1cm" svg:y="8.8cm">
          <text:p text:style-name="P2"><text:span text:style-name="T3">UIT</text:span> 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95cm" svg:y1="7.8cm" svg:x2="18.95cm" svg:y2="8.8cm" draw:start-shape="id156" draw:start-glue-point="2" draw:end-shape="id160" draw:end-glue-point="0" svg:d="M18950 7800v1000" svg:viewBox="0 0 1 1001">
          <text:p/>
        </draw:connector>
        <draw:frame draw:style-name="gr20" draw:text-style-name="P5" draw:layer="layout" svg:width="7.69cm" svg:height="3.806cm" svg:x="1.227cm" svg:y="3.257cm">
          <draw:text-box>
            <text:p>Noh ficou vazio, porém o </text:p>
            <text:p>irmão da direita possui</text:p>
            <text:p>mais que uma chave e</text:p>
            <text:p>com isso faremos uma</text:p>
            <text:p>rotação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mover RFI</text:span></text:p>
          </draw:text-box>
        </draw:frame>
        <draw:custom-shape draw:style-name="gr1" draw:text-style-name="P12" xml:id="id164" draw:id="id164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65" draw:id="id165" draw:layer="layout" svg:width="3.1cm" svg:height="1cm" svg:x="17.4cm" svg:y="6.8cm">
          <text:p text:style-name="P2">QWE 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1" draw:id="id161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7" draw:id="id167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3" draw:id="id163" draw:layer="layout" svg:width="1.6cm" svg:height="1cm" svg:x="11.1cm" svg:y="8.8cm">
          <text:p text:style-name="P2">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61" draw:start-glue-point="3" draw:end-shape="id162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61" draw:start-glue-point="1" draw:end-shape="id163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64" draw:start-glue-point="3" draw:end-shape="id161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64" draw:start-glue-point="1" draw:end-shape="id165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2.15cm" svg:y2="8.8cm" draw:start-shape="id165" draw:start-glue-point="1" draw:end-shape="id166" draw:end-glue-point="0" svg:d="M20500 7300l1650 1500" svg:viewBox="0 0 1651 1501">
          <text:p/>
        </draw:connector>
        <draw:connector draw:style-name="gr3" draw:text-style-name="P4" draw:layer="layout" draw:type="line" svg:x1="17.4cm" svg:y1="7.3cm" svg:x2="15.8cm" svg:y2="8.8cm" draw:start-shape="id165" draw:start-glue-point="3" draw:end-shape="id167" draw:end-glue-point="0" svg:d="M17400 7300l-1600 1500" svg:viewBox="0 0 1601 1501">
          <text:p/>
        </draw:connector>
        <draw:custom-shape draw:style-name="gr10" draw:text-style-name="P3" xml:id="id162" draw:id="id162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68" draw:id="id168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68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69" draw:id="id169" draw:layer="layout" svg:width="1.7cm" svg:height="1cm" svg:x="18.1cm" svg:y="8.8cm">
          <text:p text:style-name="P11"><text:span text:style-name="T3">R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66" draw:id="id166" draw:layer="layout" svg:width="1.7cm" svg:height="1cm" svg:x="21.3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95cm" svg:y1="7.8cm" svg:x2="18.95cm" svg:y2="8.8cm" draw:start-shape="id165" draw:start-glue-point="2" draw:end-shape="id169" draw:end-glue-point="0" svg:d="M18950 78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serir HSP</text:span></text:p>
          </draw:text-box>
        </draw:frame>
        <draw:custom-shape draw:style-name="gr1" draw:text-style-name="P12" xml:id="id173" draw:id="id173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74" draw:id="id174" draw:layer="layout" svg:width="3.1cm" svg:height="1cm" svg:x="17.4cm" svg:y="6.8cm">
          <text:p text:style-name="P2">QWE 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0" draw:id="id170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6" draw:id="id176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72" draw:id="id172" draw:layer="layout" svg:width="3cm" svg:height="1cm" svg:x="10.4cm" svg:y="8.8cm">
          <text:p text:style-name="P2"><text:span text:style-name="T4">HSP</text:span> 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70" draw:start-glue-point="3" draw:end-shape="id171" draw:end-glue-point="0" svg:d="M9100 7300l-1250 1500" svg:viewBox="0 0 1251 1501">
          <text:p/>
        </draw:connector>
        <draw:connector draw:style-name="gr9" draw:text-style-name="P4" draw:layer="layout" draw:type="line" svg:x1="10.7cm" svg:y1="7.3cm" svg:x2="11.9cm" svg:y2="8.8cm" draw:start-shape="id170" draw:start-glue-point="1" draw:end-shape="id172" draw:end-glue-point="0" svg:d="M10700 7300l1200 1500" svg:viewBox="0 0 1201 1501">
          <text:p/>
        </draw:connector>
        <draw:connector draw:style-name="gr9" draw:text-style-name="P4" draw:layer="layout" draw:type="line" svg:x1="13.2cm" svg:y1="5.3cm" svg:x2="9.9cm" svg:y2="6.8cm" draw:start-shape="id173" draw:start-glue-point="3" draw:end-shape="id170" draw:end-glue-point="0" svg:d="M13200 5300l-3300 1500" svg:viewBox="0 0 3301 1501">
          <text:p/>
        </draw:connector>
        <draw:connector draw:style-name="gr3" draw:text-style-name="P4" draw:layer="layout" draw:type="line" svg:x1="14.8cm" svg:y1="5.3cm" svg:x2="18.95cm" svg:y2="6.8cm" draw:start-shape="id173" draw:start-glue-point="1" draw:end-shape="id174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2.15cm" svg:y2="8.8cm" draw:start-shape="id174" draw:start-glue-point="1" draw:end-shape="id175" draw:end-glue-point="0" svg:d="M20500 7300l1650 1500" svg:viewBox="0 0 1651 1501">
          <text:p/>
        </draw:connector>
        <draw:connector draw:style-name="gr3" draw:text-style-name="P4" draw:layer="layout" draw:type="line" svg:x1="17.4cm" svg:y1="7.3cm" svg:x2="15.8cm" svg:y2="8.8cm" draw:start-shape="id174" draw:start-glue-point="3" draw:end-shape="id176" draw:end-glue-point="0" svg:d="M17400 7300l-1600 1500" svg:viewBox="0 0 1601 1501">
          <text:p/>
        </draw:connector>
        <draw:custom-shape draw:style-name="gr10" draw:text-style-name="P3" xml:id="id171" draw:id="id171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77" draw:id="id177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77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78" draw:id="id178" draw:layer="layout" svg:width="1.7cm" svg:height="1cm" svg:x="18.1cm" svg:y="8.8cm">
          <text:p text:style-name="P11"><text:span text:style-name="T3">R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75" draw:id="id175" draw:layer="layout" svg:width="1.7cm" svg:height="1cm" svg:x="21.3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95cm" svg:y1="7.8cm" svg:x2="18.95cm" svg:y2="8.8cm" draw:start-shape="id174" draw:start-glue-point="2" draw:end-shape="id178" draw:end-glue-point="0" svg:d="M18950 7800v1000" svg:viewBox="0 0 1 1001">
          <text:p/>
        </draw:connector>
        <draw:frame draw:style-name="gr11" draw:text-style-name="P5" draw:layer="layout" svg:width="5.256cm" svg:height="3.806cm" svg:x="1.226cm" svg:y="3.257cm">
          <draw:text-box>
            <text:p>Inserção simples</text:p>
            <text:p/>
            <text:p>HSP &lt; LUR</text:p>
            <text:p>HSP &gt; DFT</text:p>
            <text:p>HSP &lt; JAC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In</text:span><text:span text:style-name="T1">s</text:span><text:span text:style-name="T1">er</text:span><text:span text:style-name="T1">ir </text:span><text:span text:style-name="T1">S</text:span><text:span text:style-name="T1">N</text:span><text:span text:style-name="T1">O</text:span></text:p>
          </draw:text-box>
        </draw:frame>
        <draw:custom-shape draw:style-name="gr1" draw:text-style-name="P12" xml:id="id182" draw:id="id182" draw:layer="layout" svg:width="1.6cm" svg:height="1cm" svg:x="13.2cm" svg:y="4.8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83" draw:id="id183" draw:layer="layout" svg:width="3.1cm" svg:height="1cm" svg:x="17.4cm" svg:y="6.8cm">
          <text:p text:style-name="P2">QWE 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9" draw:id="id179" draw:layer="layout" svg:width="1.6cm" svg:height="1cm" svg:x="9.1cm" svg:y="6.8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85" draw:id="id185" draw:layer="layout" svg:width="1.6cm" svg:height="1cm" svg:x="15cm" svg:y="8.8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81" draw:id="id181" draw:layer="layout" svg:width="3cm" svg:height="1cm" svg:x="10.4cm" svg:y="8.8cm">
          <text:p text:style-name="P2"><text:span text:style-name="T3">HSP</text:span> 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cm" svg:y1="7.3cm" svg:x2="7.85cm" svg:y2="8.8cm" draw:start-shape="id179" draw:start-glue-point="3" draw:end-shape="id180" draw:end-glue-point="0" svg:d="M9100 7300l-1250 1500" svg:viewBox="0 0 1251 1501">
          <text:p/>
        </draw:connector>
        <draw:connector draw:style-name="gr3" draw:text-style-name="P4" draw:layer="layout" draw:type="line" svg:x1="10.7cm" svg:y1="7.3cm" svg:x2="11.9cm" svg:y2="8.8cm" draw:start-shape="id179" draw:start-glue-point="1" draw:end-shape="id181" draw:end-glue-point="0" svg:d="M10700 7300l1200 1500" svg:viewBox="0 0 1201 1501">
          <text:p/>
        </draw:connector>
        <draw:connector draw:style-name="gr3" draw:text-style-name="P4" draw:layer="layout" draw:type="line" svg:x1="13.2cm" svg:y1="5.3cm" svg:x2="9.9cm" svg:y2="6.8cm" draw:start-shape="id182" draw:start-glue-point="3" draw:end-shape="id179" draw:end-glue-point="0" svg:d="M13200 5300l-3300 1500" svg:viewBox="0 0 3301 1501">
          <text:p/>
        </draw:connector>
        <draw:connector draw:style-name="gr9" draw:text-style-name="P4" draw:layer="layout" draw:type="line" svg:x1="14.8cm" svg:y1="5.3cm" svg:x2="18.95cm" svg:y2="6.8cm" draw:start-shape="id182" draw:start-glue-point="1" draw:end-shape="id183" draw:end-glue-point="0" svg:d="M14800 5300l4150 1500" svg:viewBox="0 0 4151 1501">
          <text:p/>
        </draw:connector>
        <draw:connector draw:style-name="gr3" draw:text-style-name="P4" draw:layer="layout" draw:type="line" svg:x1="20.5cm" svg:y1="7.3cm" svg:x2="22.15cm" svg:y2="8.8cm" draw:start-shape="id183" draw:start-glue-point="1" draw:end-shape="id184" draw:end-glue-point="0" svg:d="M20500 7300l1650 1500" svg:viewBox="0 0 1651 1501">
          <text:p/>
        </draw:connector>
        <draw:connector draw:style-name="gr3" draw:text-style-name="P4" draw:layer="layout" draw:type="line" svg:x1="17.4cm" svg:y1="7.3cm" svg:x2="15.8cm" svg:y2="8.8cm" draw:start-shape="id183" draw:start-glue-point="3" draw:end-shape="id185" draw:end-glue-point="0" svg:d="M17400 7300l-1600 1500" svg:viewBox="0 0 1601 1501">
          <text:p/>
        </draw:connector>
        <draw:custom-shape draw:style-name="gr10" draw:text-style-name="P3" xml:id="id180" draw:id="id180" draw:layer="layout" svg:width="3.1cm" svg:height="1cm" svg:x="6.3cm" svg:y="8.8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86" draw:id="id186" draw:layer="layout" svg:width="1.522cm" svg:height="0.962cm" svg:x="13.239cm" svg:y="2.838cm">
          <draw:text-box>
            <text:p>raiz</text:p>
          </draw:text-box>
        </draw:frame>
        <draw:connector draw:style-name="gr3" draw:text-style-name="P4" draw:layer="layout" draw:type="line" svg:x1="14cm" svg:y1="3.8cm" svg:x2="14cm" svg:y2="4.8cm" draw:start-shape="id186" draw:start-glue-point="2" svg:d="M14000 3800v1000" svg:viewBox="0 0 1 1001">
          <text:p/>
        </draw:connector>
        <draw:custom-shape draw:style-name="gr14" draw:text-style-name="P3" draw:layer="layout" svg:width="1.7cm" svg:height="1cm" svg:x="18.1cm" svg:y="8.8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87" draw:id="id187" draw:layer="layout" svg:width="3.1cm" svg:height="1cm" svg:x="17.4cm" svg:y="8.8cm">
          <text:p text:style-name="P11"><text:span text:style-name="T3">RLU </text:span><text:span text:style-name="T4">S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84" draw:id="id184" draw:layer="layout" svg:width="1.7cm" svg:height="1cm" svg:x="21.3cm" svg:y="8.8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18.95cm" svg:y1="7.8cm" svg:x2="18.95cm" svg:y2="8.8cm" draw:start-shape="id183" draw:start-glue-point="2" draw:end-shape="id187" draw:end-glue-point="0" svg:d="M18950 7800v1000" svg:viewBox="0 0 1 1001">
          <text:p/>
        </draw:connector>
        <draw:frame draw:style-name="gr12" draw:text-style-name="P5" draw:layer="layout" svg:width="5.256cm" svg:height="4.517cm" svg:x="1.226cm" svg:y="3.257cm">
          <draw:text-box>
            <text:p>Inserção simples</text:p>
            <text:p/>
            <text:p>SNO &gt; LUR</text:p>
            <text:p>SNO &lt; UIT</text:p>
            <text:p>SNO &gt; QWE</text:p>
            <text:p>SNO &gt; RLU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1">Resultado:</text:span></text:p>
          </draw:text-box>
        </draw:frame>
        <draw:custom-shape draw:style-name="gr1" draw:text-style-name="P12" xml:id="id191" draw:id="id191" draw:layer="layout" svg:width="1.6cm" svg:height="1cm" svg:x="13cm" svg:y="6.5cm">
          <text:p text:style-name="P11"><text:span text:style-name="T3">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92" draw:id="id192" draw:layer="layout" svg:width="3.1cm" svg:height="1cm" svg:x="17.2cm" svg:y="8.5cm">
          <text:p text:style-name="P2">QWE 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88" draw:id="id188" draw:layer="layout" svg:width="1.6cm" svg:height="1cm" svg:x="8.9cm" svg:y="8.5cm">
          <text:p text:style-name="P2">D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94" draw:id="id194" draw:layer="layout" svg:width="1.6cm" svg:height="1cm" svg:x="14.8cm" svg:y="10.5cm">
          <text:p text:style-name="P2">P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90" draw:id="id190" draw:layer="layout" svg:width="3cm" svg:height="1cm" svg:x="10.2cm" svg:y="10.5cm">
          <text:p text:style-name="P2"><text:span text:style-name="T3">HSP</text:span> JA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9cm" svg:y1="9cm" svg:x2="7.65cm" svg:y2="10.5cm" draw:start-shape="id188" draw:start-glue-point="3" draw:end-shape="id189" draw:end-glue-point="0" svg:d="M8900 9000l-1250 1500" svg:viewBox="0 0 1251 1501">
          <text:p/>
        </draw:connector>
        <draw:connector draw:style-name="gr3" draw:text-style-name="P4" draw:layer="layout" draw:type="line" svg:x1="10.5cm" svg:y1="9cm" svg:x2="11.7cm" svg:y2="10.5cm" draw:start-shape="id188" draw:start-glue-point="1" draw:end-shape="id190" draw:end-glue-point="0" svg:d="M10500 9000l1200 1500" svg:viewBox="0 0 1201 1501">
          <text:p/>
        </draw:connector>
        <draw:connector draw:style-name="gr3" draw:text-style-name="P4" draw:layer="layout" draw:type="line" svg:x1="13cm" svg:y1="7cm" svg:x2="9.7cm" svg:y2="8.5cm" draw:start-shape="id191" draw:start-glue-point="3" draw:end-shape="id188" draw:end-glue-point="0" svg:d="M13000 7000l-3300 1500" svg:viewBox="0 0 3301 1501">
          <text:p/>
        </draw:connector>
        <draw:connector draw:style-name="gr3" draw:text-style-name="P4" draw:layer="layout" draw:type="line" svg:x1="14.6cm" svg:y1="7cm" svg:x2="18.75cm" svg:y2="8.5cm" draw:start-shape="id191" draw:start-glue-point="1" draw:end-shape="id192" draw:end-glue-point="0" svg:d="M14600 7000l4150 1500" svg:viewBox="0 0 4151 1501">
          <text:p/>
        </draw:connector>
        <draw:connector draw:style-name="gr3" draw:text-style-name="P4" draw:layer="layout" draw:type="line" svg:x1="20.3cm" svg:y1="9cm" svg:x2="21.95cm" svg:y2="10.5cm" draw:start-shape="id192" draw:start-glue-point="1" draw:end-shape="id193" draw:end-glue-point="0" svg:d="M20300 9000l1650 1500" svg:viewBox="0 0 1651 1501">
          <text:p/>
        </draw:connector>
        <draw:connector draw:style-name="gr3" draw:text-style-name="P4" draw:layer="layout" draw:type="line" svg:x1="17.2cm" svg:y1="9cm" svg:x2="15.6cm" svg:y2="10.5cm" draw:start-shape="id192" draw:start-glue-point="3" draw:end-shape="id194" draw:end-glue-point="0" svg:d="M17200 9000l-1600 1500" svg:viewBox="0 0 1601 1501">
          <text:p/>
        </draw:connector>
        <draw:custom-shape draw:style-name="gr10" draw:text-style-name="P3" xml:id="id189" draw:id="id189" draw:layer="layout" svg:width="3.1cm" svg:height="1cm" svg:x="6.1cm" svg:y="10.5cm">
          <text:p text:style-name="P2">BVA CO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195" draw:id="id195" draw:layer="layout" svg:width="1.522cm" svg:height="0.962cm" svg:x="13.039cm" svg:y="4.538cm">
          <draw:text-box>
            <text:p>raiz</text:p>
          </draw:text-box>
        </draw:frame>
        <draw:connector draw:style-name="gr3" draw:text-style-name="P4" draw:layer="layout" draw:type="line" svg:x1="13.8cm" svg:y1="5.5cm" svg:x2="13.8cm" svg:y2="6.5cm" draw:start-shape="id195" draw:start-glue-point="2" svg:d="M13800 5500v1000" svg:viewBox="0 0 1 1001">
          <text:p/>
        </draw:connector>
        <draw:custom-shape draw:style-name="gr14" draw:text-style-name="P3" draw:layer="layout" svg:width="1.7cm" svg:height="1cm" svg:x="17.9cm" svg:y="10.5cm">
          <text:p text:style-name="P2">QW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96" draw:id="id196" draw:layer="layout" svg:width="3.1cm" svg:height="1cm" svg:x="17.2cm" svg:y="10.5cm">
          <text:p text:style-name="P11"><text:span text:style-name="T3">RLU S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93" draw:id="id193" draw:layer="layout" svg:width="1.7cm" svg:height="1cm" svg:x="21.1cm" svg:y="10.5cm">
          <text:p text:style-name="P2">V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75cm" svg:y1="9.5cm" svg:x2="18.75cm" svg:y2="10.5cm" draw:start-shape="id192" draw:start-glue-point="2" draw:end-shape="id196" draw:end-glue-point="0" svg:d="M18750 9500v1000" svg:viewBox="0 0 1 1001">
          <text:p/>
        </draw:connector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7:23:04.846850025</meta:creation-date>
    <dc:date>2021-11-19T15:04:22.990323313</dc:date>
    <meta:editing-duration>PT2H19M21S</meta:editing-duration>
    <meta:editing-cycles>13</meta:editing-cycles>
    <meta:generator>LibreOffice/6.4.7.2$Linux_X86_64 LibreOffice_project/40$Build-2</meta:generator>
    <meta:document-statistic meta:object-count="479"/>
  </office:meta>
</office:document-meta>
</file>